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2014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JAKUB</text:p>
          </table:table-cell>
          <table:table-cell office:value-type="float" office:value="9.382" calcext:value-type="float">
            <text:p>9.382</text:p>
          </table:table-cell>
        </table:table-row>
        <table:table-row table:style-name="ro1">
          <table:table-cell office:value-type="string" calcext:value-type="string">
            <text:p><text:s text:c="2"/>KACPER</text:p>
          </table:table-cell>
          <table:table-cell office:value-type="float" office:value="7.232" calcext:value-type="float">
            <text:p>7.232</text:p>
          </table:table-cell>
        </table:table-row>
        <table:table-row table:style-name="ro1">
          <table:table-cell office:value-type="string" calcext:value-type="string">
            <text:p><text:s text:c="2"/>ANTONI</text:p>
          </table:table-cell>
          <table:table-cell office:value-type="float" office:value="7.143" calcext:value-type="float">
            <text:p>7.143</text:p>
          </table:table-cell>
        </table:table-row>
        <table:table-row table:style-name="ro1">
          <table:table-cell office:value-type="string" calcext:value-type="string">
            <text:p><text:s text:c="2"/>FILIP</text:p>
          </table:table-cell>
          <table:table-cell office:value-type="float" office:value="6.903" calcext:value-type="float">
            <text:p>6.903</text:p>
          </table:table-cell>
        </table:table-row>
        <table:table-row table:style-name="ro1">
          <table:table-cell office:value-type="string" calcext:value-type="string">
            <text:p><text:s text:c="2"/>JAN</text:p>
          </table:table-cell>
          <table:table-cell office:value-type="float" office:value="6.817" calcext:value-type="float">
            <text:p>6.817</text:p>
          </table:table-cell>
        </table:table-row>
        <table:table-row table:style-name="ro1">
          <table:table-cell office:value-type="string" calcext:value-type="string">
            <text:p><text:s text:c="2"/>SZYMON</text:p>
          </table:table-cell>
          <table:table-cell office:value-type="float" office:value="6.112" calcext:value-type="float">
            <text:p>6.112</text:p>
          </table:table-cell>
        </table:table-row>
        <table:table-row table:style-name="ro1">
          <table:table-cell office:value-type="string" calcext:value-type="string">
            <text:p><text:s text:c="2"/>FRANCISZEK</text:p>
          </table:table-cell>
          <table:table-cell office:value-type="float" office:value="5.139" calcext:value-type="float">
            <text:p>5.139</text:p>
          </table:table-cell>
        </table:table-row>
        <table:table-row table:style-name="ro1">
          <table:table-cell office:value-type="string" calcext:value-type="string">
            <text:p><text:s text:c="2"/>MICHAŁ</text:p>
          </table:table-cell>
          <table:table-cell office:value-type="float" office:value="5.004" calcext:value-type="float">
            <text:p>5.004</text:p>
          </table:table-cell>
        </table:table-row>
        <table:table-row table:style-name="ro1">
          <table:table-cell office:value-type="string" calcext:value-type="string">
            <text:p><text:s text:c="2"/>WOJCIECH</text:p>
          </table:table-cell>
          <table:table-cell office:value-type="float" office:value="4.959" calcext:value-type="float">
            <text:p>4.959</text:p>
          </table:table-cell>
        </table:table-row>
        <table:table-row table:style-name="ro1">
          <table:table-cell office:value-type="string" calcext:value-type="string">
            <text:p><text:s text:c="2"/>ALEKSANDER</text:p>
          </table:table-cell>
          <table:table-cell office:value-type="float" office:value="4.896" calcext:value-type="float">
            <text:p>4.896</text:p>
          </table:table-cell>
        </table:table-row>
        <table:table-row table:style-name="ro1">
          <table:table-cell office:value-type="string" calcext:value-type="string">
            <text:p><text:s text:c="2"/>MIKOŁAJ</text:p>
          </table:table-cell>
          <table:table-cell office:value-type="float" office:value="4.787" calcext:value-type="float">
            <text:p>4.787</text:p>
          </table:table-cell>
        </table:table-row>
        <table:table-row table:style-name="ro1">
          <table:table-cell office:value-type="string" calcext:value-type="string">
            <text:p><text:s text:c="2"/>ADAM</text:p>
          </table:table-cell>
          <table:table-cell office:value-type="float" office:value="4.681" calcext:value-type="float">
            <text:p>4.681</text:p>
          </table:table-cell>
        </table:table-row>
        <table:table-row table:style-name="ro1">
          <table:table-cell office:value-type="string" calcext:value-type="string">
            <text:p><text:s text:c="2"/>PIOTR</text:p>
          </table:table-cell>
          <table:table-cell office:value-type="float" office:value="4.149" calcext:value-type="float">
            <text:p>4.149</text:p>
          </table:table-cell>
        </table:table-row>
        <table:table-row table:style-name="ro1">
          <table:table-cell office:value-type="string" calcext:value-type="string">
            <text:p><text:s text:c="2"/>MATEUSZ</text:p>
          </table:table-cell>
          <table:table-cell office:value-type="float" office:value="3.978" calcext:value-type="float">
            <text:p>3.978</text:p>
          </table:table-cell>
        </table:table-row>
        <table:table-row table:style-name="ro1">
          <table:table-cell office:value-type="string" calcext:value-type="string">
            <text:p><text:s text:c="2"/>BARTOSZ</text:p>
          </table:table-cell>
          <table:table-cell office:value-type="float" office:value="3.939" calcext:value-type="float">
            <text:p>3.939</text:p>
          </table:table-cell>
        </table:table-row>
        <table:table-row table:style-name="ro1">
          <table:table-cell office:value-type="string" calcext:value-type="string">
            <text:p><text:s text:c="2"/>IGOR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<text:s text:c="2"/>WIKTOR</text:p>
          </table:table-cell>
          <table:table-cell office:value-type="float" office:value="3.755" calcext:value-type="float">
            <text:p>3.755</text:p>
          </table:table-cell>
        </table:table-row>
        <table:table-row table:style-name="ro1">
          <table:table-cell office:value-type="string" calcext:value-type="string">
            <text:p><text:s text:c="2"/>MARCEL</text:p>
          </table:table-cell>
          <table:table-cell office:value-type="float" office:value="3.736" calcext:value-type="float">
            <text:p>3.736</text:p>
          </table:table-cell>
        </table:table-row>
        <table:table-row table:style-name="ro1">
          <table:table-cell office:value-type="string" calcext:value-type="string">
            <text:p><text:s text:c="2"/>DAWID</text:p>
          </table:table-cell>
          <table:table-cell office:value-type="float" office:value="3.021" calcext:value-type="float">
            <text:p>3.021</text:p>
          </table:table-cell>
        </table:table-row>
        <table:table-row table:style-name="ro1">
          <table:table-cell office:value-type="string" calcext:value-type="string">
            <text:p><text:s text:c="2"/>STANISŁAW</text:p>
          </table:table-cell>
          <table:table-cell office:value-type="float" office:value="2.798" calcext:value-type="float">
            <text:p>2.798</text:p>
          </table:table-cell>
        </table:table-row>
        <table:table-row table:style-name="ro1">
          <table:table-cell office:value-type="string" calcext:value-type="string">
            <text:p><text:s text:c="2"/>MIŁOSZ</text:p>
          </table:table-cell>
          <table:table-cell office:value-type="float" office:value="2.713" calcext:value-type="float">
            <text:p>2.713</text:p>
          </table:table-cell>
        </table:table-row>
        <table:table-row table:style-name="ro1">
          <table:table-cell office:value-type="string" calcext:value-type="string">
            <text:p><text:s text:c="2"/>MAKSYMILIAN</text:p>
          </table:table-cell>
          <table:table-cell office:value-type="float" office:value="2.712" calcext:value-type="float">
            <text:p>2.712</text:p>
          </table:table-cell>
        </table:table-row>
        <table:table-row table:style-name="ro1">
          <table:table-cell office:value-type="string" calcext:value-type="string">
            <text:p><text:s text:c="2"/>KAROL</text:p>
          </table:table-cell>
          <table:table-cell office:value-type="float" office:value="2.684" calcext:value-type="float">
            <text:p>2.684</text:p>
          </table:table-cell>
        </table:table-row>
        <table:table-row table:style-name="ro1">
          <table:table-cell office:value-type="string" calcext:value-type="string">
            <text:p><text:s text:c="2"/>ALAN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string" calcext:value-type="string">
            <text:p><text:s text:c="2"/>OLIWIER</text:p>
          </table:table-cell>
          <table:table-cell office:value-type="float" office:value="2.556" calcext:value-type="float">
            <text:p>2.556</text:p>
          </table:table-cell>
        </table:table-row>
        <table:table-row table:style-name="ro1">
          <table:table-cell office:value-type="string" calcext:value-type="string">
            <text:p><text:s/>OSKAR</text:p>
          </table:table-cell>
          <table:table-cell office:value-type="float" office:value="2.549" calcext:value-type="float">
            <text:p>2.549</text:p>
          </table:table-cell>
        </table:table-row>
        <table:table-row table:style-name="ro1">
          <table:table-cell office:value-type="string" calcext:value-type="string">
            <text:p><text:s text:c="2"/>MACIEJ</text:p>
          </table:table-cell>
          <table:table-cell office:value-type="float" office:value="2.514" calcext:value-type="float">
            <text:p>2.514</text:p>
          </table:table-cell>
        </table:table-row>
        <table:table-row table:style-name="ro1">
          <table:table-cell office:value-type="string" calcext:value-type="string">
            <text:p><text:s text:c="2"/>TOMASZ</text:p>
          </table:table-cell>
          <table:table-cell office:value-type="float" office:value="2.401" calcext:value-type="float">
            <text:p>2.401</text:p>
          </table:table-cell>
        </table:table-row>
        <table:table-row table:style-name="ro1">
          <table:table-cell office:value-type="string" calcext:value-type="string">
            <text:p><text:s text:c="2"/>DOMINIK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string" calcext:value-type="string">
            <text:p><text:s text:c="2"/>NIKODEM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string" calcext:value-type="string">
            <text:p><text:s text:c="2"/>KRZYSZTOF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<text:s text:c="2"/>PAWEŁ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string" calcext:value-type="string">
            <text:p><text:s text:c="2"/>LEON</text:p>
          </table:table-cell>
          <table:table-cell office:value-type="float" office:value="2.051" calcext:value-type="float">
            <text:p>2.051</text:p>
          </table:table-cell>
        </table:table-row>
        <table:table-row table:style-name="ro1">
          <table:table-cell office:value-type="string" calcext:value-type="string">
            <text:p><text:s text:c="2"/>HUBERT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string" calcext:value-type="string">
            <text:p><text:s text:c="2"/>KAMIL</text:p>
          </table:table-cell>
          <table:table-cell office:value-type="float" office:value="1.884" calcext:value-type="float">
            <text:p>1.884</text:p>
          </table:table-cell>
        </table:table-row>
        <table:table-row table:style-name="ro1">
          <table:table-cell office:value-type="string" calcext:value-type="string">
            <text:p><text:s text:c="2"/>NATAN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string" calcext:value-type="string">
            <text:p><text:s text:c="2"/>FABIAN</text:p>
          </table:table-cell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string" calcext:value-type="string">
            <text:p><text:s text:c="2"/>PATRYK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string" calcext:value-type="string">
            <text:p><text:s text:c="2"/>BARTŁOMIEJ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string" calcext:value-type="string">
            <text:p><text:s text:c="2"/>JULIAN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string" calcext:value-type="string">
            <text:p><text:s text:c="2"/>TYMON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string" calcext:value-type="string">
            <text:p><text:s text:c="2"/>TYMOTEUSZ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string" calcext:value-type="string">
            <text:p><text:s text:c="2"/>KSAWERY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office:value-type="string" calcext:value-type="string">
            <text:p><text:s text:c="2"/>IGNACY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office:value-type="string" calcext:value-type="string">
            <text:p><text:s text:c="2"/>SEBASTIAN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 office:value-type="string" calcext:value-type="string">
            <text:p><text:s text:c="2"/>GABRIEL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office:value-type="string" calcext:value-type="string">
            <text:p><text:s text:c="2"/>KRYSTIAN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string" calcext:value-type="string">
            <text:p><text:s text:c="2"/>ADRIAN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string" calcext:value-type="string">
            <text:p><text:s text:c="2"/>ŁUKASZ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<text:s text:c="2"/>MARCIN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<text:s text:c="2"/>BŁAŻEJ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<text:s text:c="2"/>KAJETAN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<text:s text:c="2"/>BORYS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<text:s text:c="2"/>ARTUR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<text:s text:c="2"/>DANIEL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<text:s text:c="2"/>DAMIAN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<text:s text:c="2"/>ERYK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<text:s text:c="2"/>GRZEGORZ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<text:s text:c="2"/>KUBA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<text:s text:c="2"/>OLAF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<text:s text:c="2"/>RAFAŁ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<text:s text:c="2"/>KONRAD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<text:s text:c="2"/>PRZEMYSŁAW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<text:s text:c="2"/>NATANIEL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<text:s text:c="2"/>RADOSŁAW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<text:s text:c="2"/>TOBIASZ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<text:s text:c="2"/>BRUNO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<text:s text:c="2"/>CEZARY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<text:s text:c="2"/>OLIVIER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<text:s text:c="2"/>MAREK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<text:s text:c="2"/>ROBERT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<text:s text:c="2"/>EMIL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<text:s/>WITOLD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<text:s text:c="2"/>KORNEL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<text:s text:c="2"/>ALEX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<text:s text:c="2"/>ALEK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<text:s text:c="2"/>TADEUSZ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<text:s text:c="2"/>GRACJAN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<text:s text:c="2"/>JERZY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<text:s text:c="2"/>ANDRZEJ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<text:s text:c="2"/>ARKADIUSZ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<text:s text:c="2"/>MILAN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<text:s text:c="2"/>JACEK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<text:s text:c="2"/>MIESZKO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<text:s text:c="2"/>NORBERT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<text:s text:c="2"/>DORIAN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<text:s text:c="2"/>BRAJAN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<text:s text:c="2"/>STEFAN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<text:s text:c="2"/>IWO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<text:s text:c="2"/>GUSTAW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<text:s text:c="2"/>KONSTANTY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<text:s text:c="2"/>LEONARD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<text:s text:c="2"/>ALEXANDE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<text:s text:c="2"/>SEWERYN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<text:s text:c="2"/>JULIUSZ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<text:s text:c="2"/>RYSZARD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<text:s text:c="2"/>JÓZEF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<text:s text:c="2"/>KAZIMIERZ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<text:s text:c="2"/>JĘDRZEJ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<text:s text:c="2"/>CYPRIAN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2" table:formula="of:=SUM([.B1:.B100])" office:value-type="float" office:value="22747.246" calcext:value-type="float">
            <text:p>22747.246</text:p>
          </table:table-cell>
        </table:table-row>
      </table:table>
      <table:table table:name="2013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<text:s/>JAKUB</text:p>
          </table:table-cell>
          <table:table-cell office:value-type="float" office:value="10.672" calcext:value-type="float">
            <text:p>10.672</text:p>
          </table:table-cell>
        </table:table-row>
        <table:table-row table:style-name="ro1">
          <table:table-cell office:value-type="string" calcext:value-type="string">
            <text:p><text:s text:c="2"/>KACPER</text:p>
          </table:table-cell>
          <table:table-cell office:value-type="float" office:value="8.449" calcext:value-type="float">
            <text:p>8.449</text:p>
          </table:table-cell>
        </table:table-row>
        <table:table-row table:style-name="ro1">
          <table:table-cell office:value-type="string" calcext:value-type="string">
            <text:p><text:s text:c="2"/>FILIP</text:p>
          </table:table-cell>
          <table:table-cell office:value-type="float" office:value="7.854" calcext:value-type="float">
            <text:p>7.854</text:p>
          </table:table-cell>
        </table:table-row>
        <table:table-row table:style-name="ro1">
          <table:table-cell office:value-type="string" calcext:value-type="string">
            <text:p><text:s text:c="2"/>SZYMON</text:p>
          </table:table-cell>
          <table:table-cell office:value-type="float" office:value="7.064" calcext:value-type="float">
            <text:p>7.064</text:p>
          </table:table-cell>
        </table:table-row>
        <table:table-row table:style-name="ro1">
          <table:table-cell office:value-type="string" calcext:value-type="string">
            <text:p><text:s text:c="2"/>JAN</text:p>
          </table:table-cell>
          <table:table-cell office:value-type="float" office:value="6.915" calcext:value-type="float">
            <text:p>6.915</text:p>
          </table:table-cell>
        </table:table-row>
        <table:table-row table:style-name="ro1">
          <table:table-cell office:value-type="string" calcext:value-type="string">
            <text:p><text:s text:c="2"/>ANTONI</text:p>
          </table:table-cell>
          <table:table-cell office:value-type="float" office:value="6.584" calcext:value-type="float">
            <text:p>6.584</text:p>
          </table:table-cell>
        </table:table-row>
        <table:table-row table:style-name="ro1">
          <table:table-cell office:value-type="string" calcext:value-type="string">
            <text:p><text:s text:c="2"/>MICHAŁ</text:p>
          </table:table-cell>
          <table:table-cell office:value-type="float" office:value="5.523" calcext:value-type="float">
            <text:p>5.523</text:p>
          </table:table-cell>
        </table:table-row>
        <table:table-row table:style-name="ro1">
          <table:table-cell office:value-type="string" calcext:value-type="string">
            <text:p><text:s text:c="2"/>WOJCIECH</text:p>
          </table:table-cell>
          <table:table-cell office:value-type="float" office:value="5.133" calcext:value-type="float">
            <text:p>5.133</text:p>
          </table:table-cell>
        </table:table-row>
        <table:table-row table:style-name="ro1">
          <table:table-cell office:value-type="string" calcext:value-type="string">
            <text:p><text:s text:c="2"/>MATEUSZ</text:p>
          </table:table-cell>
          <table:table-cell office:value-type="float" office:value="4.853" calcext:value-type="float">
            <text:p>4.853</text:p>
          </table:table-cell>
        </table:table-row>
        <table:table-row table:style-name="ro1">
          <table:table-cell office:value-type="string" calcext:value-type="string">
            <text:p><text:s text:c="2"/>ADAM</text:p>
          </table:table-cell>
          <table:table-cell office:value-type="float" office:value="4.836" calcext:value-type="float">
            <text:p>4.836</text:p>
          </table:table-cell>
        </table:table-row>
        <table:table-row table:style-name="ro1">
          <table:table-cell office:value-type="string" calcext:value-type="string">
            <text:p><text:s text:c="2"/>FRANCISZEK</text:p>
          </table:table-cell>
          <table:table-cell office:value-type="float" office:value="4.653" calcext:value-type="float">
            <text:p>4.653</text:p>
          </table:table-cell>
        </table:table-row>
        <table:table-row table:style-name="ro1">
          <table:table-cell office:value-type="string" calcext:value-type="string">
            <text:p><text:s text:c="2"/>BARTOSZ</text:p>
          </table:table-cell>
          <table:table-cell office:value-type="float" office:value="4.616" calcext:value-type="float">
            <text:p>4.616</text:p>
          </table:table-cell>
        </table:table-row>
        <table:table-row table:style-name="ro1">
          <table:table-cell office:value-type="string" calcext:value-type="string">
            <text:p><text:s text:c="2"/>ALEKSANDER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string" calcext:value-type="string">
            <text:p><text:s text:c="2"/>PIOTR</text:p>
          </table:table-cell>
          <table:table-cell office:value-type="float" office:value="4.385" calcext:value-type="float">
            <text:p>4.385</text:p>
          </table:table-cell>
        </table:table-row>
        <table:table-row table:style-name="ro1">
          <table:table-cell office:value-type="string" calcext:value-type="string">
            <text:p><text:s text:c="2"/>MIKOŁAJ</text:p>
          </table:table-cell>
          <table:table-cell office:value-type="float" office:value="4.214" calcext:value-type="float">
            <text:p>4.214</text:p>
          </table:table-cell>
        </table:table-row>
        <table:table-row table:style-name="ro1">
          <table:table-cell office:value-type="string" calcext:value-type="string">
            <text:p><text:s text:c="2"/>IGOR</text:p>
          </table:table-cell>
          <table:table-cell office:value-type="float" office:value="3.983" calcext:value-type="float">
            <text:p>3.983</text:p>
          </table:table-cell>
        </table:table-row>
        <table:table-row table:style-name="ro1">
          <table:table-cell office:value-type="string" calcext:value-type="string">
            <text:p><text:s text:c="2"/>WIKTOR</text:p>
          </table:table-cell>
          <table:table-cell office:value-type="float" office:value="3.957" calcext:value-type="float">
            <text:p>3.957</text:p>
          </table:table-cell>
        </table:table-row>
        <table:table-row table:style-name="ro1">
          <table:table-cell office:value-type="string" calcext:value-type="string">
            <text:p><text:s text:c="2"/>MARCEL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<text:s text:c="2"/>DAWID</text:p>
          </table:table-cell>
          <table:table-cell office:value-type="float" office:value="3.302" calcext:value-type="float">
            <text:p>3.302</text:p>
          </table:table-cell>
        </table:table-row>
        <table:table-row table:style-name="ro1">
          <table:table-cell office:value-type="string" calcext:value-type="string">
            <text:p><text:s text:c="2"/>ALAN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string" calcext:value-type="string">
            <text:p><text:s text:c="2"/>OLIWIER</text:p>
          </table:table-cell>
          <table:table-cell office:value-type="float" office:value="2.977" calcext:value-type="float">
            <text:p>2.977</text:p>
          </table:table-cell>
        </table:table-row>
        <table:table-row table:style-name="ro1">
          <table:table-cell office:value-type="string" calcext:value-type="string">
            <text:p><text:s text:c="2"/>MACIEJ</text:p>
          </table:table-cell>
          <table:table-cell office:value-type="float" office:value="2.917" calcext:value-type="float">
            <text:p>2.917</text:p>
          </table:table-cell>
        </table:table-row>
        <table:table-row table:style-name="ro1">
          <table:table-cell office:value-type="string" calcext:value-type="string">
            <text:p><text:s text:c="2"/>OSKAR</text:p>
          </table:table-cell>
          <table:table-cell office:value-type="float" office:value="2.871" calcext:value-type="float">
            <text:p>2.871</text:p>
          </table:table-cell>
        </table:table-row>
        <table:table-row table:style-name="ro1">
          <table:table-cell office:value-type="string" calcext:value-type="string">
            <text:p><text:s text:c="2"/>KAROL</text:p>
          </table:table-cell>
          <table:table-cell office:value-type="float" office:value="2.699" calcext:value-type="float">
            <text:p>2.699</text:p>
          </table:table-cell>
        </table:table-row>
        <table:table-row table:style-name="ro1">
          <table:table-cell office:value-type="string" calcext:value-type="string">
            <text:p><text:s text:c="2"/>MAKSYMILIAN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string" calcext:value-type="string">
            <text:p><text:s text:c="2"/>TOMASZ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<text:s text:c="2"/>DOMINIK</text:p>
          </table:table-cell>
          <table:table-cell office:value-type="float" office:value="2.611" calcext:value-type="float">
            <text:p>2.611</text:p>
          </table:table-cell>
        </table:table-row>
        <table:table-row table:style-name="ro1">
          <table:table-cell office:value-type="string" calcext:value-type="string">
            <text:p><text:s text:c="2"/>STANISŁAW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1">
          <table:table-cell office:value-type="string" calcext:value-type="string">
            <text:p><text:s text:c="2"/>MIŁOSZ</text:p>
          </table:table-cell>
          <table:table-cell office:value-type="float" office:value="2.464" calcext:value-type="float">
            <text:p>2.464</text:p>
          </table:table-cell>
        </table:table-row>
        <table:table-row table:style-name="ro1">
          <table:table-cell office:value-type="string" calcext:value-type="string">
            <text:p><text:s text:c="2"/>PAWEŁ</text:p>
          </table:table-cell>
          <table:table-cell office:value-type="float" office:value="2.357" calcext:value-type="float">
            <text:p>2.357</text:p>
          </table:table-cell>
        </table:table-row>
        <table:table-row table:style-name="ro1">
          <table:table-cell office:value-type="string" calcext:value-type="string">
            <text:p><text:s text:c="2"/>KRZYSZTOF</text:p>
          </table:table-cell>
          <table:table-cell office:value-type="float" office:value="2.347" calcext:value-type="float">
            <text:p>2.347</text:p>
          </table:table-cell>
        </table:table-row>
        <table:table-row table:style-name="ro1">
          <table:table-cell office:value-type="string" calcext:value-type="string">
            <text:p><text:s text:c="2"/>HUBERT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<text:s/>PATRYK</text:p>
          </table:table-cell>
          <table:table-cell office:value-type="float" office:value="2.183" calcext:value-type="float">
            <text:p>2.183</text:p>
          </table:table-cell>
        </table:table-row>
        <table:table-row table:style-name="ro1">
          <table:table-cell office:value-type="string" calcext:value-type="string">
            <text:p><text:s text:c="2"/>KAMIL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 office:value-type="string" calcext:value-type="string">
            <text:p><text:s text:c="2"/>NIKODEM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string" calcext:value-type="string">
            <text:p><text:s text:c="2"/>FABIAN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string" calcext:value-type="string">
            <text:p><text:s text:c="2"/>LEON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string" calcext:value-type="string">
            <text:p><text:s text:c="2"/>BARTŁOMIEJ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string" calcext:value-type="string">
            <text:p><text:s text:c="2"/>SEBASTIAN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string" calcext:value-type="string">
            <text:p><text:s text:c="2"/>JULIAN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string" calcext:value-type="string">
            <text:p><text:s text:c="2"/>GABRIEL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string" calcext:value-type="string">
            <text:p><text:s text:c="2"/>TYMOTEUSZ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string" calcext:value-type="string">
            <text:p><text:s text:c="2"/>TYMON</text:p>
          </table:table-cell>
          <table:table-cell office:value-type="float" office:value="1.373" calcext:value-type="float">
            <text:p>1.373</text:p>
          </table:table-cell>
        </table:table-row>
        <table:table-row table:style-name="ro1">
          <table:table-cell office:value-type="string" calcext:value-type="string">
            <text:p><text:s text:c="2"/>KRYSTIAN</text:p>
          </table:table-cell>
          <table:table-cell office:value-type="float" office:value="1.348" calcext:value-type="float">
            <text:p>1.348</text:p>
          </table:table-cell>
        </table:table-row>
        <table:table-row table:style-name="ro1">
          <table:table-cell office:value-type="string" calcext:value-type="string">
            <text:p><text:s text:c="2"/>KSAWERY</text:p>
          </table:table-cell>
          <table:table-cell office:value-type="float" office:value="1.346" calcext:value-type="float">
            <text:p>1.346</text:p>
          </table:table-cell>
        </table:table-row>
        <table:table-row table:style-name="ro1">
          <table:table-cell office:value-type="string" calcext:value-type="string">
            <text:p><text:s text:c="2"/>ADRIAN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string" calcext:value-type="string">
            <text:p><text:s text:c="2"/>IGNACY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string" calcext:value-type="string">
            <text:p><text:s text:c="2"/>ŁUKASZ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string" calcext:value-type="string">
            <text:p><text:s text:c="2"/>BŁAŻEJ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string" calcext:value-type="string">
            <text:p><text:s text:c="2"/>MARCIN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string" calcext:value-type="string">
            <text:p><text:s text:c="2"/>NATAN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<text:s text:c="2"/>DAMIAN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<text:s text:c="2"/>KAJETAN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<text:s text:c="2"/>DANIEL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<text:s text:c="2"/>ARTUR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<text:s text:c="2"/>KUB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<text:s text:c="2"/>BORYS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<text:s text:c="2"/>KONRAD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<text:s text:c="2"/>GRZEGOR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<text:s text:c="2"/>RAFAŁ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<text:s text:c="2"/>PRZEMYSŁAW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<text:s text:c="2"/>OLAF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<text:s text:c="2"/>ERYK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<text:s text:c="2"/>OLIVIER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<text:s text:c="2"/>RADOSŁAW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<text:s text:c="2"/>ROBERT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<text:s text:c="2"/>NATANIEL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<text:s text:c="2"/>TOBIASZ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<text:s text:c="2"/>KORNEL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<text:s text:c="2"/>CEZAR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<text:s text:c="2"/>BRUNO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<text:s text:c="2"/>MAREK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<text:s text:c="2"/>EMIL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<text:s text:c="2"/>ALEX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<text:s text:c="2"/>GRACJAN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<text:s text:c="2"/>BRAJAN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<text:s text:c="2"/>ALEKS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<text:s text:c="2"/>JERZY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<text:s text:c="2"/>ALEXANDER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<text:s/>WITOLD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<text:s text:c="2"/>TADEUSZ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<text:s text:c="2"/>ARKADIUSZ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<text:s text:c="2"/>ANDRZEJ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<text:s text:c="2"/>NORBERT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<text:s text:c="2"/>MILAN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<text:s text:c="2"/>JACEK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<text:s text:c="2"/>DORIAN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<text:s text:c="2"/>SEWERYN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<text:s text:c="2"/>OLIVE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<text:s text:c="2"/>JULIUSZ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<text:s text:c="2"/>MIESZKO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<text:s text:c="2"/>IWO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<text:s text:c="2"/>STEFAN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<text:s text:c="2"/>CYPRIAN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<text:s text:c="2"/>JĘDRZEJ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<text:s text:c="2"/>RYSZARD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<text:s text:c="2"/>JÓZEF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<text:s text:c="2"/>ALBERT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<text:s text:c="2"/>JEREMI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<text:s text:c="2"/>LEONARD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2" table:formula="of:=SUM([.B1:.B100])" office:value-type="float" office:value="22211.941" calcext:value-type="float">
            <text:p>22211.941</text:p>
          </table:table-cell>
        </table:table-row>
      </table:table>
      <table:table table:name="201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<text:s/>JAKUB</text:p>
          </table:table-cell>
          <table:table-cell office:value-type="float" office:value="11.862" calcext:value-type="float">
            <text:p>11.862</text:p>
          </table:table-cell>
        </table:table-row>
        <table:table-row table:style-name="ro1">
          <table:table-cell office:value-type="string" calcext:value-type="string">
            <text:p><text:s text:c="2"/>KACPER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string" calcext:value-type="string">
            <text:p><text:s text:c="2"/>FILIP</text:p>
          </table:table-cell>
          <table:table-cell office:value-type="float" office:value="8.702" calcext:value-type="float">
            <text:p>8.702</text:p>
          </table:table-cell>
        </table:table-row>
        <table:table-row table:style-name="ro1">
          <table:table-cell office:value-type="string" calcext:value-type="string">
            <text:p><text:s text:c="2"/>SZYMON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<text:s text:c="2"/>JAN</text:p>
          </table:table-cell>
          <table:table-cell office:value-type="float" office:value="6.569" calcext:value-type="float">
            <text:p>6.569</text:p>
          </table:table-cell>
        </table:table-row>
        <table:table-row table:style-name="ro1">
          <table:table-cell office:value-type="string" calcext:value-type="string">
            <text:p><text:s text:c="2"/>MICHAŁ</text:p>
          </table:table-cell>
          <table:table-cell office:value-type="float" office:value="6.058" calcext:value-type="float">
            <text:p>6.058</text:p>
          </table:table-cell>
        </table:table-row>
        <table:table-row table:style-name="ro1">
          <table:table-cell office:value-type="string" calcext:value-type="string">
            <text:p><text:s text:c="2"/>ANTONI</text:p>
          </table:table-cell>
          <table:table-cell office:value-type="float" office:value="5.835" calcext:value-type="float">
            <text:p>5.835</text:p>
          </table:table-cell>
        </table:table-row>
        <table:table-row table:style-name="ro1">
          <table:table-cell office:value-type="string" calcext:value-type="string">
            <text:p><text:s text:c="2"/>MATEUSZ</text:p>
          </table:table-cell>
          <table:table-cell office:value-type="float" office:value="5.459" calcext:value-type="float">
            <text:p>5.459</text:p>
          </table:table-cell>
        </table:table-row>
        <table:table-row table:style-name="ro1">
          <table:table-cell office:value-type="string" calcext:value-type="string">
            <text:p><text:s text:c="2"/>BARTOSZ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string" calcext:value-type="string">
            <text:p><text:s text:c="2"/>WOJCIECH</text:p>
          </table:table-cell>
          <table:table-cell office:value-type="float" office:value="5.109" calcext:value-type="float">
            <text:p>5.109</text:p>
          </table:table-cell>
        </table:table-row>
        <table:table-row table:style-name="ro1">
          <table:table-cell office:value-type="string" calcext:value-type="string">
            <text:p><text:s text:c="2"/>ADAM</text:p>
          </table:table-cell>
          <table:table-cell office:value-type="float" office:value="5.086" calcext:value-type="float">
            <text:p>5.086</text:p>
          </table:table-cell>
        </table:table-row>
        <table:table-row table:style-name="ro1">
          <table:table-cell office:value-type="string" calcext:value-type="string">
            <text:p><text:s text:c="2"/>PIOTR</text:p>
          </table:table-cell>
          <table:table-cell office:value-type="float" office:value="4.609" calcext:value-type="float">
            <text:p>4.609</text:p>
          </table:table-cell>
        </table:table-row>
        <table:table-row table:style-name="ro1">
          <table:table-cell office:value-type="string" calcext:value-type="string">
            <text:p><text:s text:c="2"/>ALEKSANDER</text:p>
          </table:table-cell>
          <table:table-cell office:value-type="float" office:value="4.525" calcext:value-type="float">
            <text:p>4.525</text:p>
          </table:table-cell>
        </table:table-row>
        <table:table-row table:style-name="ro1">
          <table:table-cell office:value-type="string" calcext:value-type="string">
            <text:p><text:s text:c="2"/>IGOR</text:p>
          </table:table-cell>
          <table:table-cell office:value-type="float" office:value="4.394" calcext:value-type="float">
            <text:p>4.394</text:p>
          </table:table-cell>
        </table:table-row>
        <table:table-row table:style-name="ro1">
          <table:table-cell office:value-type="string" calcext:value-type="string">
            <text:p><text:s text:c="2"/>MIKOŁAJ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<text:s text:c="2"/>WIKTOR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<text:s text:c="2"/>DAWID</text:p>
          </table:table-cell>
          <table:table-cell office:value-type="float" office:value="3.916" calcext:value-type="float">
            <text:p>3.916</text:p>
          </table:table-cell>
        </table:table-row>
        <table:table-row table:style-name="ro1">
          <table:table-cell office:value-type="string" calcext:value-type="string">
            <text:p><text:s text:c="2"/>MARCEL</text:p>
          </table:table-cell>
          <table:table-cell office:value-type="float" office:value="3.742" calcext:value-type="float">
            <text:p>3.742</text:p>
          </table:table-cell>
        </table:table-row>
        <table:table-row table:style-name="ro1">
          <table:table-cell office:value-type="string" calcext:value-type="string">
            <text:p><text:s text:c="2"/>FRANCISZEK</text:p>
          </table:table-cell>
          <table:table-cell office:value-type="float" office:value="3.608" calcext:value-type="float">
            <text:p>3.608</text:p>
          </table:table-cell>
        </table:table-row>
        <table:table-row table:style-name="ro1">
          <table:table-cell office:value-type="string" calcext:value-type="string">
            <text:p><text:s text:c="2"/>ALAN</text:p>
          </table:table-cell>
          <table:table-cell office:value-type="float" office:value="3.416" calcext:value-type="float">
            <text:p>3.416</text:p>
          </table:table-cell>
        </table:table-row>
        <table:table-row table:style-name="ro1">
          <table:table-cell office:value-type="string" calcext:value-type="string">
            <text:p><text:s text:c="2"/>MACIEJ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string" calcext:value-type="string">
            <text:p><text:s text:c="2"/>DOMINIK</text:p>
          </table:table-cell>
          <table:table-cell office:value-type="float" office:value="3.091" calcext:value-type="float">
            <text:p>3.091</text:p>
          </table:table-cell>
        </table:table-row>
        <table:table-row table:style-name="ro1">
          <table:table-cell office:value-type="string" calcext:value-type="string">
            <text:p><text:s text:c="2"/>KAROL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 office:value-type="string" calcext:value-type="string">
            <text:p><text:s text:c="2"/>OSKAR</text:p>
          </table:table-cell>
          <table:table-cell office:value-type="float" office:value="3.056" calcext:value-type="float">
            <text:p>3.056</text:p>
          </table:table-cell>
        </table:table-row>
        <table:table-row table:style-name="ro1">
          <table:table-cell office:value-type="string" calcext:value-type="string">
            <text:p><text:s text:c="2"/>OLIWIER</text:p>
          </table:table-cell>
          <table:table-cell office:value-type="float" office:value="2.844" calcext:value-type="float">
            <text:p>2.844</text:p>
          </table:table-cell>
        </table:table-row>
        <table:table-row table:style-name="ro1">
          <table:table-cell office:value-type="string" calcext:value-type="string">
            <text:p><text:s text:c="2"/>HUBERT</text:p>
          </table:table-cell>
          <table:table-cell office:value-type="float" office:value="2.678" calcext:value-type="float">
            <text:p>2.678</text:p>
          </table:table-cell>
        </table:table-row>
        <table:table-row table:style-name="ro1">
          <table:table-cell office:value-type="string" calcext:value-type="string">
            <text:p><text:s text:c="2"/>TOMASZ</text:p>
          </table:table-cell>
          <table:table-cell office:value-type="float" office:value="2.661" calcext:value-type="float">
            <text:p>2.661</text:p>
          </table:table-cell>
        </table:table-row>
        <table:table-row table:style-name="ro1">
          <table:table-cell office:value-type="string" calcext:value-type="string">
            <text:p><text:s text:c="2"/>PATRYK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<text:s text:c="2"/>PAWEŁ</text:p>
          </table:table-cell>
          <table:table-cell office:value-type="float" office:value="2.643" calcext:value-type="float">
            <text:p>2.643</text:p>
          </table:table-cell>
        </table:table-row>
        <table:table-row table:style-name="ro1">
          <table:table-cell office:value-type="string" calcext:value-type="string">
            <text:p><text:s text:c="2"/>MAKSYMILIAN</text:p>
          </table:table-cell>
          <table:table-cell office:value-type="float" office:value="2.621" calcext:value-type="float">
            <text:p>2.621</text:p>
          </table:table-cell>
        </table:table-row>
        <table:table-row table:style-name="ro1">
          <table:table-cell office:value-type="string" calcext:value-type="string">
            <text:p><text:s text:c="2"/>KRZYSZTOF</text:p>
          </table:table-cell>
          <table:table-cell office:value-type="float" office:value="2.589" calcext:value-type="float">
            <text:p>2.589</text:p>
          </table:table-cell>
        </table:table-row>
        <table:table-row table:style-name="ro1">
          <table:table-cell office:value-type="string" calcext:value-type="string">
            <text:p><text:s text:c="2"/>KAMIL</text:p>
          </table:table-cell>
          <table:table-cell office:value-type="float" office:value="2.517" calcext:value-type="float">
            <text:p>2.517</text:p>
          </table:table-cell>
        </table:table-row>
        <table:table-row table:style-name="ro1">
          <table:table-cell office:value-type="string" calcext:value-type="string">
            <text:p><text:s text:c="2"/>MIŁOSZ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string" calcext:value-type="string">
            <text:p><text:s text:c="2"/>STANISŁAW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<text:s text:c="2"/>NIKODEM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 office:value-type="string" calcext:value-type="string">
            <text:p><text:s text:c="2"/>SEBASTIAN</text:p>
          </table:table-cell>
          <table:table-cell office:value-type="float" office:value="1.984" calcext:value-type="float">
            <text:p>1.984</text:p>
          </table:table-cell>
        </table:table-row>
        <table:table-row table:style-name="ro1">
          <table:table-cell office:value-type="string" calcext:value-type="string">
            <text:p><text:s text:c="2"/>BARTŁOMIEJ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<text:s text:c="2"/>ADRIAN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string" calcext:value-type="string">
            <text:p><text:s text:c="2"/>GABRIEL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string" calcext:value-type="string">
            <text:p><text:s/>KRYSTIAN</text:p>
          </table:table-cell>
          <table:table-cell office:value-type="float" office:value="1.598" calcext:value-type="float">
            <text:p>1.598</text:p>
          </table:table-cell>
        </table:table-row>
        <table:table-row table:style-name="ro1">
          <table:table-cell office:value-type="string" calcext:value-type="string">
            <text:p><text:s text:c="2"/>JULIAN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string" calcext:value-type="string">
            <text:p><text:s text:c="2"/>TYMOTEUSZ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string" calcext:value-type="string">
            <text:p><text:s text:c="2"/>KSAWERY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string" calcext:value-type="string">
            <text:p><text:s text:c="2"/>FABIAN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string" calcext:value-type="string">
            <text:p><text:s text:c="2"/>LEON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string" calcext:value-type="string">
            <text:p><text:s text:c="2"/>ŁUKASZ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<text:s text:c="2"/>TYMON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string" calcext:value-type="string">
            <text:p><text:s text:c="2"/>IGNACY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<text:s text:c="2"/>BŁAŻEJ</text:p>
          </table:table-cell>
          <table:table-cell office:value-type="float" office:value="1.236" calcext:value-type="float">
            <text:p>1.236</text:p>
          </table:table-cell>
        </table:table-row>
        <table:table-row table:style-name="ro1">
          <table:table-cell office:value-type="string" calcext:value-type="string">
            <text:p><text:s text:c="2"/>MARCIN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string" calcext:value-type="string">
            <text:p><text:s text:c="2"/>BORYS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<text:s text:c="2"/>DAMIAN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string" calcext:value-type="string">
            <text:p><text:s text:c="2"/>DANIEL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string" calcext:value-type="string">
            <text:p><text:s text:c="2"/>ARTUR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<text:s text:c="2"/>OLAF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<text:s text:c="2"/>KONRAD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<text:s text:c="2"/>KAJETA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<text:s text:c="2"/>RAFAŁ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<text:s text:c="2"/>GRZEGORZ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<text:s text:c="2"/>ERYK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<text:s text:c="2"/>KUBA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<text:s text:c="2"/>PRZEMYSŁAW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<text:s text:c="2"/>OLIVIER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<text:s text:c="2"/>CEZARY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<text:s text:c="2"/>NATAN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<text:s text:c="2"/>RADOSŁAW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<text:s text:c="2"/>ROBERT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<text:s text:c="2"/>MAREK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<text:s text:c="2"/>ALEX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<text:s text:c="2"/>BRUNO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<text:s text:c="2"/>EMIL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<text:s text:c="2"/>TOBIASZ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<text:s text:c="2"/>GRACJAN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<text:s text:c="2"/>KORNEL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<text:s text:c="2"/>NATANIEL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<text:s text:c="2"/>ARKADIUSZ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<text:s text:c="2"/>BRAJA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<text:s text:c="2"/>NORBERT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<text:s text:c="2"/>ALEXANDER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<text:s text:c="2"/>ALEKS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<text:s text:c="2"/>WITOLD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<text:s text:c="2"/>ANDRZEJ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<text:s text:c="2"/>DORIAN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<text:s text:c="2"/>SEWERYN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<text:s text:c="2"/>JACEK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<text:s text:c="2"/>OLIVER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<text:s/>JERZY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<text:s text:c="2"/>IWO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<text:s text:c="2"/>TADEUSZ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<text:s text:c="2"/>CYPRIAN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<text:s text:c="2"/>JULIUSZ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<text:s text:c="2"/>JĘDRZEJ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<text:s text:c="2"/>DAVID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<text:s text:c="2"/>SAMUEL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<text:s text:c="2"/>DARIUSZ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<text:s text:c="2"/>MIESZKO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<text:s text:c="2"/>RYSZARD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<text:s text:c="2"/>ALBER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<text:s text:c="2"/>STEFAN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<text:s text:c="2"/>KEVIN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2" table:formula="of:=SUM([.B1:.B100])" office:value-type="float" office:value="21048.251" calcext:value-type="float">
            <text:p>21048.251</text:p>
          </table:table-cell>
        </table:table-row>
      </table:table>
      <table:table table:name="2011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<text:s/>JAKUB</text:p>
          </table:table-cell>
          <table:table-cell office:value-type="float" office:value="12.594" calcext:value-type="float">
            <text:p>12.594</text:p>
          </table:table-cell>
        </table:table-row>
        <table:table-row table:style-name="ro1">
          <table:table-cell office:value-type="string" calcext:value-type="string">
            <text:p><text:s text:c="2"/>SZYMON</text:p>
          </table:table-cell>
          <table:table-cell office:value-type="float" office:value="9.312" calcext:value-type="float">
            <text:p>9.312</text:p>
          </table:table-cell>
        </table:table-row>
        <table:table-row table:style-name="ro1">
          <table:table-cell office:value-type="string" calcext:value-type="string">
            <text:p><text:s text:c="2"/>FILIP</text:p>
          </table:table-cell>
          <table:table-cell office:value-type="float" office:value="8.388" calcext:value-type="float">
            <text:p>8.388</text:p>
          </table:table-cell>
        </table:table-row>
        <table:table-row table:style-name="ro1">
          <table:table-cell office:value-type="string" calcext:value-type="string">
            <text:p><text:s text:c="2"/>KACPER</text:p>
          </table:table-cell>
          <table:table-cell office:value-type="float" office:value="7.928" calcext:value-type="float">
            <text:p>7.928</text:p>
          </table:table-cell>
        </table:table-row>
        <table:table-row table:style-name="ro1">
          <table:table-cell office:value-type="string" calcext:value-type="string">
            <text:p><text:s text:c="2"/>MICHAŁ</text:p>
          </table:table-cell>
          <table:table-cell office:value-type="float" office:value="6.504" calcext:value-type="float">
            <text:p>6.504</text:p>
          </table:table-cell>
        </table:table-row>
        <table:table-row table:style-name="ro1">
          <table:table-cell office:value-type="string" calcext:value-type="string">
            <text:p><text:s text:c="2"/>MATEUSZ</text:p>
          </table:table-cell>
          <table:table-cell office:value-type="float" office:value="6.454" calcext:value-type="float">
            <text:p>6.454</text:p>
          </table:table-cell>
        </table:table-row>
        <table:table-row table:style-name="ro1">
          <table:table-cell office:value-type="string" calcext:value-type="string">
            <text:p><text:s text:c="2"/>BARTOSZ</text:p>
          </table:table-cell>
          <table:table-cell office:value-type="float" office:value="6.005" calcext:value-type="float">
            <text:p>6.005</text:p>
          </table:table-cell>
        </table:table-row>
        <table:table-row table:style-name="ro1">
          <table:table-cell office:value-type="string" calcext:value-type="string">
            <text:p><text:s text:c="2"/>ADAM</text:p>
          </table:table-cell>
          <table:table-cell office:value-type="float" office:value="5.585" calcext:value-type="float">
            <text:p>5.585</text:p>
          </table:table-cell>
        </table:table-row>
        <table:table-row table:style-name="ro1">
          <table:table-cell office:value-type="string" calcext:value-type="string">
            <text:p><text:s text:c="2"/>JAN</text:p>
          </table:table-cell>
          <table:table-cell office:value-type="float" office:value="5.453" calcext:value-type="float">
            <text:p>5.453</text:p>
          </table:table-cell>
        </table:table-row>
        <table:table-row table:style-name="ro1">
          <table:table-cell office:value-type="string" calcext:value-type="string">
            <text:p><text:s text:c="2"/>WOJCIECH</text:p>
          </table:table-cell>
          <table:table-cell office:value-type="float" office:value="5.094" calcext:value-type="float">
            <text:p>5.094</text:p>
          </table:table-cell>
        </table:table-row>
        <table:table-row table:style-name="ro1">
          <table:table-cell office:value-type="string" calcext:value-type="string">
            <text:p><text:s text:c="2"/>PIOTR</text:p>
          </table:table-cell>
          <table:table-cell office:value-type="float" office:value="4.868" calcext:value-type="float">
            <text:p>4.868</text:p>
          </table:table-cell>
        </table:table-row>
        <table:table-row table:style-name="ro1">
          <table:table-cell office:value-type="string" calcext:value-type="string">
            <text:p><text:s text:c="2"/>WIKTOR</text:p>
          </table:table-cell>
          <table:table-cell office:value-type="float" office:value="4.626" calcext:value-type="float">
            <text:p>4.626</text:p>
          </table:table-cell>
        </table:table-row>
        <table:table-row table:style-name="ro1">
          <table:table-cell office:value-type="string" calcext:value-type="string">
            <text:p><text:s text:c="2"/>ANTONI</text:p>
          </table:table-cell>
          <table:table-cell office:value-type="float" office:value="4.518" calcext:value-type="float">
            <text:p>4.518</text:p>
          </table:table-cell>
        </table:table-row>
        <table:table-row table:style-name="ro1">
          <table:table-cell office:value-type="string" calcext:value-type="string">
            <text:p><text:s text:c="2"/>IGOR</text:p>
          </table:table-cell>
          <table:table-cell office:value-type="float" office:value="4.437" calcext:value-type="float">
            <text:p>4.437</text:p>
          </table:table-cell>
        </table:table-row>
        <table:table-row table:style-name="ro1">
          <table:table-cell office:value-type="string" calcext:value-type="string">
            <text:p><text:s text:c="2"/>ALEKSANDER</text:p>
          </table:table-cell>
          <table:table-cell office:value-type="float" office:value="4.315" calcext:value-type="float">
            <text:p>4.315</text:p>
          </table:table-cell>
        </table:table-row>
        <table:table-row table:style-name="ro1">
          <table:table-cell office:value-type="string" calcext:value-type="string">
            <text:p><text:s text:c="2"/>MIKOŁAJ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<text:s text:c="2"/>DAWID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<text:s text:c="2"/>KAROL</text:p>
          </table:table-cell>
          <table:table-cell office:value-type="float" office:value="3.615" calcext:value-type="float">
            <text:p>3.615</text:p>
          </table:table-cell>
        </table:table-row>
        <table:table-row table:style-name="ro1">
          <table:table-cell office:value-type="string" calcext:value-type="string">
            <text:p><text:s text:c="2"/>MACIEJ</text:p>
          </table:table-cell>
          <table:table-cell office:value-type="float" office:value="3.545" calcext:value-type="float">
            <text:p>3.545</text:p>
          </table:table-cell>
        </table:table-row>
        <table:table-row table:style-name="ro1">
          <table:table-cell office:value-type="string" calcext:value-type="string">
            <text:p><text:s text:c="2"/>MARCEL</text:p>
          </table:table-cell>
          <table:table-cell office:value-type="float" office:value="3.366" calcext:value-type="float">
            <text:p>3.366</text:p>
          </table:table-cell>
        </table:table-row>
        <table:table-row table:style-name="ro1">
          <table:table-cell office:value-type="string" calcext:value-type="string">
            <text:p><text:s text:c="2"/>FRANCISZEK</text:p>
          </table:table-cell>
          <table:table-cell office:value-type="float" office:value="3.343" calcext:value-type="float">
            <text:p>3.343</text:p>
          </table:table-cell>
        </table:table-row>
        <table:table-row table:style-name="ro1">
          <table:table-cell office:value-type="string" calcext:value-type="string">
            <text:p><text:s text:c="2"/>PATRYK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<text:s text:c="2"/>OSKAR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<text:s text:c="2"/>DOMINIK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string" calcext:value-type="string">
            <text:p><text:s text:c="2"/>PAWEŁ</text:p>
          </table:table-cell>
          <table:table-cell office:value-type="float" office:value="2.979" calcext:value-type="float">
            <text:p>2.979</text:p>
          </table:table-cell>
        </table:table-row>
        <table:table-row table:style-name="ro1">
          <table:table-cell office:value-type="string" calcext:value-type="string">
            <text:p><text:s text:c="2"/>KRZYSZTOF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<text:s text:c="2"/>TOMASZ</text:p>
          </table:table-cell>
          <table:table-cell office:value-type="float" office:value="2.736" calcext:value-type="float">
            <text:p>2.736</text:p>
          </table:table-cell>
        </table:table-row>
        <table:table-row table:style-name="ro1">
          <table:table-cell office:value-type="string" calcext:value-type="string">
            <text:p><text:s text:c="2"/>MAKSYMILIAN</text:p>
          </table:table-cell>
          <table:table-cell office:value-type="float" office:value="2.722" calcext:value-type="float">
            <text:p>2.722</text:p>
          </table:table-cell>
        </table:table-row>
        <table:table-row table:style-name="ro1">
          <table:table-cell office:value-type="string" calcext:value-type="string">
            <text:p><text:s text:c="2"/>KAMIL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<text:s text:c="2"/>OLIWIER</text:p>
          </table:table-cell>
          <table:table-cell office:value-type="float" office:value="2.684" calcext:value-type="float">
            <text:p>2.684</text:p>
          </table:table-cell>
        </table:table-row>
        <table:table-row table:style-name="ro1">
          <table:table-cell office:value-type="string" calcext:value-type="string">
            <text:p><text:s text:c="2"/>ALAN</text:p>
          </table:table-cell>
          <table:table-cell office:value-type="float" office:value="2.644" calcext:value-type="float">
            <text:p>2.644</text:p>
          </table:table-cell>
        </table:table-row>
        <table:table-row table:style-name="ro1">
          <table:table-cell office:value-type="string" calcext:value-type="string">
            <text:p><text:s text:c="2"/>HUBERT</text:p>
          </table:table-cell>
          <table:table-cell office:value-type="float" office:value="2.376" calcext:value-type="float">
            <text:p>2.376</text:p>
          </table:table-cell>
        </table:table-row>
        <table:table-row table:style-name="ro1">
          <table:table-cell office:value-type="string" calcext:value-type="string">
            <text:p><text:s text:c="2"/>STANISŁAW</text:p>
          </table:table-cell>
          <table:table-cell office:value-type="float" office:value="2.343" calcext:value-type="float">
            <text:p>2.343</text:p>
          </table:table-cell>
        </table:table-row>
        <table:table-row table:style-name="ro1">
          <table:table-cell office:value-type="string" calcext:value-type="string">
            <text:p><text:s text:c="2"/>BARTŁOMIEJ</text:p>
          </table:table-cell>
          <table:table-cell office:value-type="float" office:value="2.254" calcext:value-type="float">
            <text:p>2.254</text:p>
          </table:table-cell>
        </table:table-row>
        <table:table-row table:style-name="ro1">
          <table:table-cell office:value-type="string" calcext:value-type="string">
            <text:p><text:s text:c="2"/>NIKODEM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string" calcext:value-type="string">
            <text:p><text:s text:c="2"/>SEBASTIAN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string" calcext:value-type="string">
            <text:p><text:s text:c="2"/>MIŁOSZ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<text:s text:c="2"/>ADRIAN</text:p>
          </table:table-cell>
          <table:table-cell office:value-type="float" office:value="2.003" calcext:value-type="float">
            <text:p>2.003</text:p>
          </table:table-cell>
        </table:table-row>
        <table:table-row table:style-name="ro1">
          <table:table-cell office:value-type="string" calcext:value-type="string">
            <text:p><text:s text:c="2"/>GABRIEL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string" calcext:value-type="string">
            <text:p><text:s text:c="2"/>KRYSTIAN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1">
          <table:table-cell office:value-type="string" calcext:value-type="string">
            <text:p><text:s text:c="2"/>KSAWERY</text:p>
          </table:table-cell>
          <table:table-cell office:value-type="float" office:value="1.651" calcext:value-type="float">
            <text:p>1.651</text:p>
          </table:table-cell>
        </table:table-row>
        <table:table-row table:style-name="ro1">
          <table:table-cell office:value-type="string" calcext:value-type="string">
            <text:p><text:s text:c="2"/>ŁUKASZ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string" calcext:value-type="string">
            <text:p><text:s text:c="2"/>MARCIN</text:p>
          </table:table-cell>
          <table:table-cell office:value-type="float" office:value="1.369" calcext:value-type="float">
            <text:p>1.369</text:p>
          </table:table-cell>
        </table:table-row>
        <table:table-row table:style-name="ro1">
          <table:table-cell office:value-type="string" calcext:value-type="string">
            <text:p><text:s text:c="2"/>FABIAN</text:p>
          </table:table-cell>
          <table:table-cell office:value-type="float" office:value="1.345" calcext:value-type="float">
            <text:p>1.345</text:p>
          </table:table-cell>
        </table:table-row>
        <table:table-row table:style-name="ro1">
          <table:table-cell office:value-type="string" calcext:value-type="string">
            <text:p><text:s text:c="2"/>TYMOTEUSZ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 office:value-type="string" calcext:value-type="string">
            <text:p><text:s text:c="2"/>DAMIAN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string" calcext:value-type="string">
            <text:p><text:s/>JULIAN</text:p>
          </table:table-cell>
          <table:table-cell office:value-type="float" office:value="1.236" calcext:value-type="float">
            <text:p>1.236</text:p>
          </table:table-cell>
        </table:table-row>
        <table:table-row table:style-name="ro1">
          <table:table-cell office:value-type="string" calcext:value-type="string">
            <text:p><text:s text:c="2"/>DANIEL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string" calcext:value-type="string">
            <text:p><text:s text:c="2"/>BŁAŻEJ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string" calcext:value-type="string">
            <text:p><text:s text:c="2"/>BORYS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<text:s text:c="2"/>KONRAD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string" calcext:value-type="string">
            <text:p><text:s text:c="2"/>TYMON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string" calcext:value-type="string">
            <text:p><text:s text:c="2"/>ARTUR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<text:s text:c="2"/>IGNACY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<text:s text:c="2"/>LEON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<text:s text:c="2"/>RAFAŁ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<text:s text:c="2"/>PRZEMYSŁAW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<text:s text:c="2"/>GRZEGORZ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<text:s text:c="2"/>OLAF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<text:s text:c="2"/>ERYK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<text:s text:c="2"/>KUBA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<text:s text:c="2"/>KAJETAN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<text:s text:c="2"/>OLIVIER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<text:s text:c="2"/>ALEX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<text:s text:c="2"/>RADOSŁAW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<text:s text:c="2"/>NATAN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<text:s text:c="2"/>CEZARY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<text:s text:c="2"/>ROBERT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<text:s text:c="2"/>MAREK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<text:s text:c="2"/>ALEKS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<text:s text:c="2"/>GRACJAN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<text:s text:c="2"/>EMIL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<text:s text:c="2"/>TOBIASZ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<text:s text:c="2"/>BRUNO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<text:s text:c="2"/>ALEXANDER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<text:s text:c="2"/>NATANIEL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<text:s text:c="2"/>NORBERT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<text:s text:c="2"/>ARKADIUSZ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<text:s text:c="2"/>KORN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<text:s text:c="2"/>JACEK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<text:s text:c="2"/>ANDRZEJ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<text:s text:c="2"/>SEWERYN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<text:s text:c="2"/>OLIVER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<text:s text:c="2"/>DORIAN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<text:s text:c="2"/>WITOLD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<text:s text:c="2"/>JĘDRZEJ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<text:s text:c="2"/>CYPRIAN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<text:s text:c="2"/>BRAJAN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<text:s text:c="2"/>DAVID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<text:s text:c="2"/>DARIUSZ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<text:s text:c="2"/>IWO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<text:s text:c="2"/>JERZY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<text:s text:c="2"/>SAMUEL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<text:s/>MARIUSZ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<text:s text:c="2"/>RYSZARD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<text:s text:c="2"/>TADEUSZ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<text:s text:c="2"/>JULIUSZ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<text:s text:c="2"/>ALBERT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<text:s text:c="2"/>REMIGIUSZ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<text:s text:c="2"/>JEREMI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2" table:formula="of:=SUM([.B1:.B100])" office:value-type="float" office:value="20632.545" calcext:value-type="float">
            <text:p>20632.545</text:p>
          </table:table-cell>
        </table:table-row>
      </table:table>
      <table:table table:name="2010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<text:s/>JAKUB</text:p>
          </table:table-cell>
          <table:table-cell office:value-type="float" office:value="13.708" calcext:value-type="float">
            <text:p>13.708</text:p>
          </table:table-cell>
        </table:table-row>
        <table:table-row table:style-name="ro1">
          <table:table-cell office:value-type="string" calcext:value-type="string">
            <text:p><text:s text:c="2"/>SZYMON</text:p>
          </table:table-cell>
          <table:table-cell office:value-type="float" office:value="10.385" calcext:value-type="float">
            <text:p>10.385</text:p>
          </table:table-cell>
        </table:table-row>
        <table:table-row table:style-name="ro1">
          <table:table-cell office:value-type="string" calcext:value-type="string">
            <text:p><text:s text:c="2"/>KACPER</text:p>
          </table:table-cell>
          <table:table-cell office:value-type="float" office:value="8.826" calcext:value-type="float">
            <text:p>8.826</text:p>
          </table:table-cell>
        </table:table-row>
        <table:table-row table:style-name="ro1">
          <table:table-cell office:value-type="string" calcext:value-type="string">
            <text:p><text:s text:c="2"/>FILIP</text:p>
          </table:table-cell>
          <table:table-cell office:value-type="float" office:value="8.621" calcext:value-type="float">
            <text:p>8.621</text:p>
          </table:table-cell>
        </table:table-row>
        <table:table-row table:style-name="ro1">
          <table:table-cell office:value-type="string" calcext:value-type="string">
            <text:p><text:s text:c="2"/>MICHAŁ</text:p>
          </table:table-cell>
          <table:table-cell office:value-type="float" office:value="7.608" calcext:value-type="float">
            <text:p>7.608</text:p>
          </table:table-cell>
        </table:table-row>
        <table:table-row table:style-name="ro1">
          <table:table-cell office:value-type="string" calcext:value-type="string">
            <text:p><text:s text:c="2"/>MATEUSZ</text:p>
          </table:table-cell>
          <table:table-cell office:value-type="float" office:value="7.356" calcext:value-type="float">
            <text:p>7.356</text:p>
          </table:table-cell>
        </table:table-row>
        <table:table-row table:style-name="ro1">
          <table:table-cell office:value-type="string" calcext:value-type="string">
            <text:p><text:s text:c="2"/>BARTOSZ</text:p>
          </table:table-cell>
          <table:table-cell office:value-type="float" office:value="6.664" calcext:value-type="float">
            <text:p>6.664</text:p>
          </table:table-cell>
        </table:table-row>
        <table:table-row table:style-name="ro1">
          <table:table-cell office:value-type="string" calcext:value-type="string">
            <text:p><text:s text:c="2"/>ADAM</text:p>
          </table:table-cell>
          <table:table-cell office:value-type="float" office:value="5.558" calcext:value-type="float">
            <text:p>5.558</text:p>
          </table:table-cell>
        </table:table-row>
        <table:table-row table:style-name="ro1">
          <table:table-cell office:value-type="string" calcext:value-type="string">
            <text:p><text:s text:c="2"/>WOJCIECH</text:p>
          </table:table-cell>
          <table:table-cell office:value-type="float" office:value="5.505" calcext:value-type="float">
            <text:p>5.505</text:p>
          </table:table-cell>
        </table:table-row>
        <table:table-row table:style-name="ro1">
          <table:table-cell office:value-type="string" calcext:value-type="string">
            <text:p><text:s text:c="2"/>WIKTOR</text:p>
          </table:table-cell>
          <table:table-cell office:value-type="float" office:value="5.302" calcext:value-type="float">
            <text:p>5.302</text:p>
          </table:table-cell>
        </table:table-row>
        <table:table-row table:style-name="ro1">
          <table:table-cell office:value-type="string" calcext:value-type="string">
            <text:p><text:s text:c="2"/>PIOTR</text:p>
          </table:table-cell>
          <table:table-cell office:value-type="float" office:value="5.188" calcext:value-type="float">
            <text:p>5.188</text:p>
          </table:table-cell>
        </table:table-row>
        <table:table-row table:style-name="ro1">
          <table:table-cell office:value-type="string" calcext:value-type="string">
            <text:p><text:s text:c="2"/>JAN</text:p>
          </table:table-cell>
          <table:table-cell office:value-type="float" office:value="5.093" calcext:value-type="float">
            <text:p>5.093</text:p>
          </table:table-cell>
        </table:table-row>
        <table:table-row table:style-name="ro1">
          <table:table-cell office:value-type="string" calcext:value-type="string">
            <text:p><text:s text:c="2"/>DAWID</text:p>
          </table:table-cell>
          <table:table-cell office:value-type="float" office:value="5.021" calcext:value-type="float">
            <text:p>5.021</text:p>
          </table:table-cell>
        </table:table-row>
        <table:table-row table:style-name="ro1">
          <table:table-cell office:value-type="string" calcext:value-type="string">
            <text:p><text:s text:c="2"/>MIKOŁAJ</text:p>
          </table:table-cell>
          <table:table-cell office:value-type="float" office:value="4.751" calcext:value-type="float">
            <text:p>4.751</text:p>
          </table:table-cell>
        </table:table-row>
        <table:table-row table:style-name="ro1">
          <table:table-cell office:value-type="string" calcext:value-type="string">
            <text:p><text:s text:c="2"/>IGOR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<text:s text:c="2"/>ALEKSANDER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office:value-type="string" calcext:value-type="string">
            <text:p><text:s text:c="2"/>MACIEJ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<text:s text:c="2"/>ANTONI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<text:s text:c="2"/>PATRYK</text:p>
          </table:table-cell>
          <table:table-cell office:value-type="float" office:value="3.741" calcext:value-type="float">
            <text:p>3.741</text:p>
          </table:table-cell>
        </table:table-row>
        <table:table-row table:style-name="ro1">
          <table:table-cell office:value-type="string" calcext:value-type="string">
            <text:p><text:s text:c="2"/>DOMINIK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<text:s text:c="2"/>OSKAR</text:p>
          </table:table-cell>
          <table:table-cell office:value-type="float" office:value="3.538" calcext:value-type="float">
            <text:p>3.538</text:p>
          </table:table-cell>
        </table:table-row>
        <table:table-row table:style-name="ro1">
          <table:table-cell office:value-type="string" calcext:value-type="string">
            <text:p><text:s text:c="2"/>PAWEŁ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<text:s text:c="2"/>MARCEL</text:p>
          </table:table-cell>
          <table:table-cell office:value-type="float" office:value="3.389" calcext:value-type="float">
            <text:p>3.389</text:p>
          </table:table-cell>
        </table:table-row>
        <table:table-row table:style-name="ro1">
          <table:table-cell office:value-type="string" calcext:value-type="string">
            <text:p><text:s text:c="2"/>FRANCISZEK</text:p>
          </table:table-cell>
          <table:table-cell office:value-type="float" office:value="3.381" calcext:value-type="float">
            <text:p>3.381</text:p>
          </table:table-cell>
        </table:table-row>
        <table:table-row table:style-name="ro1">
          <table:table-cell office:value-type="string" calcext:value-type="string">
            <text:p><text:s text:c="2"/>KRZYSZTOF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string" calcext:value-type="string">
            <text:p><text:s text:c="2"/>TOMASZ</text:p>
          </table:table-cell>
          <table:table-cell office:value-type="float" office:value="3.051" calcext:value-type="float">
            <text:p>3.051</text:p>
          </table:table-cell>
        </table:table-row>
        <table:table-row table:style-name="ro1">
          <table:table-cell office:value-type="string" calcext:value-type="string">
            <text:p><text:s text:c="2"/>KAMIL</text:p>
          </table:table-cell>
          <table:table-cell office:value-type="float" office:value="3.008" calcext:value-type="float">
            <text:p>3.008</text:p>
          </table:table-cell>
        </table:table-row>
        <table:table-row table:style-name="ro1">
          <table:table-cell office:value-type="string" calcext:value-type="string">
            <text:p><text:s text:c="2"/>OLIWIER</text:p>
          </table:table-cell>
          <table:table-cell office:value-type="float" office:value="3.004" calcext:value-type="float">
            <text:p>3.004</text:p>
          </table:table-cell>
        </table:table-row>
        <table:table-row table:style-name="ro1">
          <table:table-cell office:value-type="string" calcext:value-type="string">
            <text:p><text:s text:c="2"/>MAKSYMILIAN</text:p>
          </table:table-cell>
          <table:table-cell office:value-type="float" office:value="2.954" calcext:value-type="float">
            <text:p>2.954</text:p>
          </table:table-cell>
        </table:table-row>
        <table:table-row table:style-name="ro1">
          <table:table-cell office:value-type="string" calcext:value-type="string">
            <text:p><text:s text:c="2"/>KAROL</text:p>
          </table:table-cell>
          <table:table-cell office:value-type="float" office:value="2.866" calcext:value-type="float">
            <text:p>2.866</text:p>
          </table:table-cell>
        </table:table-row>
        <table:table-row table:style-name="ro1">
          <table:table-cell office:value-type="string" calcext:value-type="string">
            <text:p><text:s text:c="2"/>HUBERT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<text:s text:c="2"/>ALAN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string" calcext:value-type="string">
            <text:p><text:s text:c="2"/>BARTŁOMIEJ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1">
          <table:table-cell office:value-type="string" calcext:value-type="string">
            <text:p><text:s text:c="2"/>MIŁOSZ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<text:s text:c="2"/>NIKODEM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<text:s text:c="2"/>SEBASTIAN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string" calcext:value-type="string">
            <text:p><text:s text:c="2"/>ADRIAN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office:value-type="string" calcext:value-type="string">
            <text:p><text:s text:c="2"/>ŁUKASZ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string" calcext:value-type="string">
            <text:p><text:s text:c="2"/>KRYSTIAN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string" calcext:value-type="string">
            <text:p><text:s text:c="2"/>STANISŁAW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string" calcext:value-type="string">
            <text:p><text:s text:c="2"/>GABRIEL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string" calcext:value-type="string">
            <text:p><text:s text:c="2"/>MARCIN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string" calcext:value-type="string">
            <text:p><text:s text:c="2"/>DAMIAN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<text:s text:c="2"/>KSAWERY</text:p>
          </table:table-cell>
          <table:table-cell office:value-type="float" office:value="1.406" calcext:value-type="float">
            <text:p>1.406</text:p>
          </table:table-cell>
        </table:table-row>
        <table:table-row table:style-name="ro1">
          <table:table-cell office:value-type="string" calcext:value-type="string">
            <text:p><text:s text:c="2"/>DANIEL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<text:s text:c="2"/>FABIAN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string" calcext:value-type="string">
            <text:p><text:s text:c="2"/>TYMOTEUSZ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 office:value-type="string" calcext:value-type="string">
            <text:p><text:s text:c="2"/>KONRAD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string" calcext:value-type="string">
            <text:p><text:s text:c="2"/>BŁAŻEJ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<text:s text:c="2"/>JULIAN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string" calcext:value-type="string">
            <text:p><text:s text:c="2"/>BORYS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string" calcext:value-type="string">
            <text:p><text:s text:c="2"/>ARTUR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<text:s text:c="2"/>RAFAŁ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<text:s/>IGNACY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<text:s text:c="2"/>GRZEGORZ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<text:s text:c="2"/>PRZEMYSŁAW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<text:s text:c="2"/>TYMON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<text:s text:c="2"/>OLAF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<text:s text:c="2"/>ERYK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<text:s text:c="2"/>OLIVIER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<text:s text:c="2"/>KUBA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<text:s text:c="2"/>ALEX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<text:s text:c="2"/>ROBERT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<text:s text:c="2"/>RADOSŁAW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<text:s text:c="2"/>MAREK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<text:s text:c="2"/>KAJETAN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<text:s text:c="2"/>NATAN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<text:s text:c="2"/>GRACJAN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<text:s text:c="2"/>NORBERT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<text:s text:c="2"/>LEON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<text:s text:c="2"/>ALEKS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<text:s text:c="2"/>ARKADIUSZ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<text:s text:c="2"/>CEZARY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<text:s text:c="2"/>KORNEL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<text:s text:c="2"/>TOBIASZ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<text:s text:c="2"/>EMIL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<text:s text:c="2"/>ANDRZEJ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<text:s text:c="2"/>OLIVER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<text:s text:c="2"/>NATANIEL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<text:s text:c="2"/>BRUNO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<text:s text:c="2"/>ALEXANDER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<text:s text:c="2"/>JACEK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<text:s text:c="2"/>DORIAN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<text:s text:c="2"/>CYPRIAN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<text:s text:c="2"/>SEWERYN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<text:s text:c="2"/>WITOLD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<text:s text:c="2"/>DARIUSZ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<text:s text:c="2"/>BRAJAN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<text:s text:c="2"/>MARIUSZ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<text:s text:c="2"/>IWO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<text:s text:c="2"/>JULIUSZ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<text:s text:c="2"/>DAVID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<text:s text:c="2"/>JĘDRZEJ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<text:s text:c="2"/>SAMUEL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<text:s text:c="2"/>JERZY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<text:s text:c="2"/>KEVIN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<text:s text:c="2"/>ALBER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<text:s text:c="2"/>REMIGIUSZ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<text:s text:c="2"/>TADEUSZ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<text:s text:c="2"/>XAVIER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2" table:formula="of:=SUM([.B1:.B100])" office:value-type="float" office:value="24049.206" calcext:value-type="float">
            <text:p>24049.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0:42:23.024169178</meta:creation-date>
    <dc:date>2017-01-15T10:49:08.739549423</dc:date>
    <meta:editing-duration>PT6M44S</meta:editing-duration>
    <meta:editing-cycles>4</meta:editing-cycles>
    <meta:generator>LibreOffice/5.2.4.2.1$Linux_X86_64 LibreOffice_project/20m0$Build-2</meta:generator>
    <meta:document-statistic meta:table-count="5" meta:cell-count="1010" meta:object-count="0"/>
  </office:meta>
</office:document-meta>
</file>